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ixPortlet.fillViewRequest( Rend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MixPortlet.getProxy( ObjectName name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Portlet.getManagem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MixPortlet.renderView( RenderRequest renderRequest , RenderResponse render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MixPortlet.getContain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Portlet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Portlet.getServer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Portlet.getDeploymen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MixPortlet.doView( RenderRequest renderRequest , RenderResponse renderRespon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erviceMixPortlet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Portlet.setContainerName( String contain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Portlet.getConfigString( String name , String def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iceMixPortlet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Portlet.getJdbcAu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MixPortlet.doProcessAction( ActionRequest actionRequest , ActionResponse action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MixPortlet.getServiceUR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iceMixPortlet.getInstallat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MixPortlet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Portlet.getJBI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MixPortlet.closeConnec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iceMixPortlet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MixPortlet.getObjectName( Class system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Portlet.processAction( ActionRequest actionRequest , ActionResponse action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erviceMixPortlet.doHelp( RenderRequest renderRequest , RenderResponse render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MixPortlet.init( PortletConfig portlet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iceMixPortlet.getJMXConnector( JMXService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